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900000012C02275643AC31BBF3B.png" manifest:media-type="image/png"/>
  <manifest:file-entry manifest:full-path="Pictures/1000020100001900000012C0F2D77291887FDC84.png" manifest:media-type="image/png"/>
  <manifest:file-entry manifest:full-path="Pictures/1000020100001900000012C069A8FFE0B783E8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41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39cm, -0.026cm, 0.791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64cm, 0cm, 0.977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389cm" svg:height="6.467cm" svg:x="1.617cm" svg:y="5.017cm">
          <draw:image xlink:href="Pictures/1000020100001900000012C069A8FFE0B783E870.png" xlink:type="simple" xlink:show="embed" xlink:actuate="onLoad" loext:mime-type="image/png">
            <text:p/>
          </draw:image>
        </draw:frame>
        <draw:frame draw:style-name="gr2" draw:text-style-name="P1" draw:layer="layout" svg:width="8.62cm" svg:height="6.483cm" svg:x="18.479cm" svg:y="5.014cm">
          <draw:image xlink:href="Pictures/1000020100001900000012C0F2D77291887FDC84.png" xlink:type="simple" xlink:show="embed" xlink:actuate="onLoad" loext:mime-type="image/png">
            <text:p/>
          </draw:image>
        </draw:frame>
        <draw:frame draw:style-name="gr3" draw:text-style-name="P1" draw:layer="layout" svg:width="8.471cm" svg:height="6.47cm" svg:x="10.057cm" svg:y="5.017cm">
          <draw:image xlink:href="Pictures/1000020100001900000012C02275643AC31BBF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8T22:48:18.059493752</meta:creation-date>
    <dc:date>2023-02-09T00:24:43.449950787</dc:date>
    <meta:editing-duration>PT2M38S</meta:editing-duration>
    <meta:editing-cycles>1</meta:editing-cycles>
    <meta:document-statistic meta:object-count="26"/>
    <meta:generator>LibreOffice/6.4.7.2$Linux_X86_64 LibreOffice_project/40$Build-2</meta:generator>
  </office:meta>
</office:document-meta>
</file>